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Vout [V]</text:p>
          </table:table-cell>
          <table:table-cell office:value-type="string" table:style-name="ce1">
            <text:p>Iout [mA]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7" table:style-name="ce1">
            <text:p>3,7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6" table:style-name="ce1">
            <text:p>3,6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5" table:style-name="ce1">
            <text:p>3,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4" table:style-name="ce1">
            <text:p>3,4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3" table:style-name="ce1">
            <text:p>3,3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8" table:style-name="ce1">
            <text:p>2,8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5" table:style-name="ce1">
            <text:p>2,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" table:style-name="ce1">
            <text:p>1,6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5" table:style-name="ce1">
            <text:p>1,25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" table:style-name="ce1">
            <text:p>0,9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" table:style-name="ce1">
            <text:p>0,7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1999999999999999E-2" table:style-name="ce1">
            <text:p>0,022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999999999999999E-2" table:style-name="ce1">
            <text:p>0,018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Marie Maier</meta:initial-creator>
    <dc:creator>Marie Maier</dc:creator>
    <meta:creation-date>2019-03-08T07:59:22Z</meta:creation-date>
    <dc:date>2019-03-15T13:07:42Z</dc:date>
    <meta:editing-duration>PT0S</meta:editing-duration>
  </office:meta>
</office:document-meta>
</file>